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2000000E20EA7F3A4.png" manifest:media-type="image/png"/>
  <manifest:file-entry manifest:full-path="Pictures/10000000000000E2000000E27E27A699.png" manifest:media-type="image/png"/>
  <manifest:file-entry manifest:full-path="Pictures/10000000000000E2000000E249FBEAB3.png" manifest:media-type="image/png"/>
  <manifest:file-entry manifest:full-path="Pictures/10000000000000E2000000E2F7E954D2.png" manifest:media-type="image/png"/>
  <manifest:file-entry manifest:full-path="Pictures/10000000000000E2000000E2C03518F8.png" manifest:media-type="image/png"/>
  <manifest:file-entry manifest:full-path="Pictures/10000000000000E2000000E2397BBF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row-height="2.375in"/>
    </style:style>
    <style:style style:name="Table1.A1" style:family="table-cell">
      <style:table-cell-properties style:vertical-align="middle" fo:padding="0in" fo:border="none" style:writing-mode="page"/>
    </style:style>
    <style:style style:name="Table1.2" style:family="table-row">
      <style:table-row-properties style:min-row-height="0.1125in"/>
    </style:style>
    <style:style style:name="Table1.3" style:family="table-row">
      <style:table-row-properties style:min-row-height="2.1083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5aef0" officeooo:paragraph-rsid="0015aef0"/>
    </style:style>
    <style:style style:name="P3" style:family="paragraph" style:parent-style-name="Table_20_Contents">
      <style:paragraph-properties fo:text-align="center" style:justify-single-word="false"/>
      <style:text-properties officeooo:rsid="0014a90b" officeooo:paragraph-rsid="0014a90b"/>
    </style:style>
    <style:style style:name="T1" style:family="text">
      <style:text-properties officeooo:rsid="0015ae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2.3535in" svg:height="2.3535in" draw:z-index="0"><draw:image xlink:href="Pictures/10000000000000E2000000E2397BBF8E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2" text:anchor-type="as-char" svg:width="2.3535in" svg:height="2.3535in" draw:z-index="1"><draw:image xlink:href="Pictures/10000000000000E2000000E2F7E954D2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office:value-type="string">
            <text:p text:style-name="P2">201</text:p>
          </table:table-cell>
          <table:table-cell table:style-name="Table1.A1" office:value-type="string">
            <text:p text:style-name="P2">202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Image3" text:anchor-type="as-char" svg:width="2.3535in" svg:height="2.3535in" draw:z-index="2"><draw:image xlink:href="Pictures/10000000000000E2000000E249FBEAB3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4" text:anchor-type="as-char" svg:width="2.3535in" svg:height="2.3535in" draw:z-index="3"><draw:image xlink:href="Pictures/10000000000000E2000000E27E27A699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3">2<text:span text:style-name="T1">03</text:span></text:p>
          </table:table-cell>
          <table:table-cell table:style-name="Table1.A1" office:value-type="string">
            <text:p text:style-name="P2">204</text:p>
          </table:table-cell>
        </table:table-row>
        <table:table-row>
          <table:table-cell table:style-name="Table1.A1" office:value-type="string">
            <text:p text:style-name="P3"><draw:frame draw:style-name="fr1" draw:name="Image5" text:anchor-type="as-char" svg:width="2.3535in" svg:height="2.3535in" draw:z-index="4"><draw:image xlink:href="Pictures/10000000000000E2000000E2C03518F8.png" xlink:type="simple" xlink:show="embed" xlink:actuate="onLoad" draw:mime-type="image/png"/></draw:frame></text:p>
          </table:table-cell>
          <table:table-cell table:style-name="Table1.A1" office:value-type="string">
            <text:p text:style-name="P3"><draw:frame draw:style-name="fr1" draw:name="Image6" text:anchor-type="as-char" svg:width="2.3535in" svg:height="2.3535in" draw:z-index="5"><draw:image xlink:href="Pictures/10000000000000E2000000E20EA7F3A4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205</text:p>
          </table:table-cell>
          <table:table-cell table:style-name="Table1.A1" office:value-type="string">
            <text:p text:style-name="P2">2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4:49:05.027893416</meta:creation-date>
    <dc:date>2025-01-02T21:06:33.168583521</dc:date>
    <meta:editing-duration>PT11M18S</meta:editing-duration>
    <meta:editing-cycles>2</meta:editing-cycles>
    <meta:generator>LibreOffice/24.8.4.2$Linux_X86_64 LibreOffice_project/bb3cfa12c7b1bf994ecc5649a80400d06cd71002</meta:generator>
    <meta:document-statistic meta:table-count="1" meta:image-count="6" meta:object-count="0" meta:page-count="1" meta:paragraph-count="12" meta:word-count="6" meta:character-count="18" meta:non-whitespace-character-count="18"/>
  </office:meta>
</office:document-meta>
</file>